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over accent="true">
        <mi>q</mi>
        <mo stretchy="false">¯</mo>
      </mover>
      <mrow>
        <mspace width="0.5em"/>
        <mo stretchy="false">=</mo>
        <mspace width="0.5em"/>
      </mrow>
      <mrow>
        <munder>
          <mo stretchy="false">∫</mo>
          <mtext>Kugel</mtext>
        </munder>
        <mtext>d</mtext>
      </mrow>
      <mi>f</mi>
      <mi mathvariant="normal">σ</mi>
      <mrow>
        <mspace width="0.5em"/>
        <mo stretchy="false">=</mo>
        <mrow>
          <mspace width="0.5em"/>
          <mo stretchy="false">−</mo>
          <mi>q</mi>
        </mrow>
      </mrow>
      <mfrac>
        <mi>R</mi>
        <mrow>
          <mi>r</mi>
          <mi>'</mi>
        </mrow>
      </mfrac>
      <mrow>
        <mspace width="0.5em"/>
        <mo stretchy="false">=</mo>
        <mspace width="0.5em"/>
      </mrow>
      <msub>
        <mi>q</mi>
        <mtext>B</mtext>
      </msub>
    </mrow>
    <annotation encoding="StarMath 5.0">bar q `=` int from "Kugel" "d" f %isigma `=` -q R over { r' } `=` q_"B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3:23:43.649000000</meta:creation-date>
    <meta:generator>LibreOffice/4.2.4.2$Windows_x86 LibreOffice_project/63150712c6d317d27ce2db16eb94c2f3d7b699f8</meta:generator>
  </office:meta>
</office:document-meta>
</file>